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A000069D500004225DBEF32F1.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00%"/>
    </style:style>
    <style:style style:name="P3" style:family="paragraph" style:parent-style-name="Standard" style:master-page-name="Standard">
      <style:paragraph-properties fo:margin-top="0cm" fo:margin-bottom="0.353cm" loext:contextual-spacing="false" fo:line-height="115%" fo:text-align="center" style:justify-single-word="false" style:page-number="auto"/>
    </style:style>
    <style:style style:name="P4" style:family="paragraph" style:parent-style-name="Standard">
      <style:paragraph-properties fo:margin-top="0cm" fo:margin-bottom="0.353cm" loext:contextual-spacing="false" fo:line-height="115%"/>
      <style:text-properties style:font-name="Calibri" fo:font-size="14pt" fo:language="en" fo:country="none" style:text-underline-style="none" fo:font-weight="normal" style:font-size-asian="14pt" style:font-weight-asian="normal"/>
    </style:style>
    <style:style style:name="P5" style:family="paragraph" style:parent-style-name="Standard" style:list-style-name="L1">
      <style:paragraph-properties fo:margin-top="0cm" fo:margin-bottom="0.353cm" loext:contextual-spacing="false" fo:line-height="115%">
        <style:tab-stops/>
      </style:paragraph-properties>
      <style:text-properties style:font-name="Calibri" fo:font-size="14pt" fo:language="en" fo:country="none" style:text-underline-style="none" fo:font-weight="normal" officeooo:rsid="001d206c" officeooo:paragraph-rsid="001d206c" style:font-size-asian="14pt" style:font-weight-asian="normal" style:font-weight-complex="normal"/>
    </style:style>
    <style:style style:name="P6" style:family="paragraph" style:parent-style-name="Standard">
      <style:paragraph-properties fo:margin-top="0cm" fo:margin-bottom="0.353cm" loext:contextual-spacing="false" fo:line-height="115%"/>
    </style:style>
    <style:style style:name="P7" style:family="paragraph" style:parent-style-name="Standard">
      <style:paragraph-properties fo:margin-top="0cm" fo:margin-bottom="0.353cm" loext:contextual-spacing="false" fo:line-height="115%"/>
      <style:text-properties style:font-name="Calibri1" fo:font-size="14pt" style:text-underline-style="solid" style:text-underline-width="auto" style:text-underline-color="font-color" fo:font-weight="bold" officeooo:rsid="001e6bcf" officeooo:paragraph-rsid="001e6bcf" style:font-size-asian="14pt" style:font-weight-asian="bold" style:font-size-complex="14pt" style:font-weight-complex="bold"/>
    </style:style>
    <style:style style:name="P8" style:family="paragraph" style:parent-style-name="Standard">
      <style:paragraph-properties fo:margin-top="0cm" fo:margin-bottom="0.353cm" loext:contextual-spacing="false" fo:line-height="115%"/>
      <style:text-properties style:font-name="Calibri1" fo:font-size="14pt" style:text-underline-style="none" fo:font-weight="normal" officeooo:rsid="001e6bcf" officeooo:paragraph-rsid="001e6bcf" style:font-size-asian="14pt" style:font-weight-asian="normal" style:font-size-complex="14pt" style:font-weight-complex="normal"/>
    </style:style>
    <style:style style:name="P9" style:family="paragraph" style:parent-style-name="Standard" style:list-style-name="WWNum1">
      <style:paragraph-properties fo:margin-left="1.27cm" fo:margin-right="0cm" fo:margin-top="0cm" fo:margin-bottom="0.353cm" loext:contextual-spacing="false" fo:line-height="115%" fo:text-indent="-0.635cm" style:auto-text-indent="false">
        <style:tab-stops/>
      </style:paragraph-properties>
      <style:text-properties style:font-name="Calibri" fo:font-size="14pt" fo:language="en" fo:country="none" style:text-underline-style="none" fo:font-weight="normal" style:font-size-asian="14pt" style:font-weight-asian="normal"/>
    </style:style>
    <style:style style:name="P10" style:family="paragraph" style:parent-style-name="Standard">
      <style:paragraph-properties fo:margin-left="0cm" fo:margin-right="0cm" fo:margin-top="0cm" fo:margin-bottom="0.353cm" loext:contextual-spacing="false" fo:line-height="115%" fo:text-indent="0cm" style:auto-text-indent="false">
        <style:tab-stops/>
      </style:paragraph-properties>
      <style:text-properties style:font-name="Calibri" fo:font-size="14pt" fo:language="en" fo:country="none" style:text-underline-style="solid" style:text-underline-width="auto" style:text-underline-color="font-color" fo:font-weight="bold" officeooo:rsid="001d206c" officeooo:paragraph-rsid="001d206c" style:font-size-asian="14pt" style:font-weight-asian="bold" style:font-weight-complex="bold"/>
    </style:style>
    <style:style style:name="T1" style:family="text">
      <style:text-properties style:font-name="Calibri" fo:font-size="16pt" fo:language="en" fo:country="none" style:text-underline-style="solid" style:text-underline-width="auto" style:text-underline-color="font-color" fo:font-weight="bold" style:font-size-asian="16pt" style:font-weight-asian="bold"/>
    </style:style>
    <style:style style:name="T2" style:family="text">
      <style:text-properties style:font-name="Calibri" fo:font-size="16pt" fo:language="en" fo:country="none" style:text-underline-style="solid" style:text-underline-width="auto" style:text-underline-color="font-color" fo:font-weight="bold" officeooo:rsid="001d206c" style:font-size-asian="16pt" style:font-weight-asian="bold"/>
    </style:style>
    <style:style style:name="T3" style:family="text">
      <style:text-properties style:font-name="Calibri" fo:font-size="14pt" fo:language="en" fo:country="none" style:text-underline-style="none" fo:font-weight="normal" style:font-size-asian="14pt" style:font-weight-asian="normal"/>
    </style:style>
    <style:style style:name="T4" style:family="text">
      <style:text-properties style:font-name="Calibri" fo:font-size="14pt" fo:language="en" fo:country="none" style:text-underline-style="none" fo:font-weight="normal" officeooo:rsid="001d206c" style:font-size-asian="14pt" style:font-weight-asian="normal"/>
    </style:style>
    <style:style style:name="T5" style:family="text">
      <style:text-properties style:font-name="Calibri" fo:font-size="14pt" fo:language="en" fo:country="none" style:text-underline-style="none" fo:font-weight="normal" officeooo:rsid="001e6bcf" style:font-size-asian="14pt" style:font-weight-asian="normal"/>
    </style:style>
    <style:style style:name="T6" style:family="text">
      <style:text-properties style:font-name="Calibri" fo:font-size="14pt" fo:language="en" fo:country="none" style:text-underline-style="none" fo:font-weight="normal" officeooo:rsid="001e6fc5" style:font-size-asian="14pt" style:font-weight-asian="normal"/>
    </style:style>
    <style:style style:name="T7" style:family="text">
      <style:text-properties officeooo:rsid="001e6bcf"/>
    </style:style>
    <style:style style:name="T8" style:family="text">
      <style:text-properties officeooo:rsid="001e6fc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jackDAW v1.</text:span><text:span text:style-name="T2">6</text:span><text:span text:style-name="T1"> Manual</text:span></text:p>
      <text:p text:style-name="P1"><text:span text:style-name="T3">Welcome to the jackDAW v1.</text:span><text:span text:style-name="T4">6</text:span><text:span text:style-name="T3"> manual. The jackDAW is a simple but effective Digital Audio Work</text:span><text:span text:style-name="T5">s</text:span><text:span text:style-name="T3">tation/mixing application that is free to u</text:span><text:span text:style-name="T4">s</text:span><text:span text:style-name="T3">e and distribute.</text:span></text:p>
      <text:p text:style-name="P7">Instructions To Install</text:p>
      <text:p text:style-name="P8">Simply download and extract all of the files from jackDAWv1_6.rar. Then open the jackDAWv1_6.exe file located in the Builds\VisualStudio2017\x64\Release\App folder. This build comes pre-loaded with a session to mix, or you can load in your own files, as described later in the manual!</text:p>
      <text:p text:style-name="P7">Instructions For Use</text:p>
      <text:p text:style-name="P4">There sare three main areas to the jackDAW:</text:p>
      <text:p text:style-name="P4">1. The Edit Window</text:p>
      <text:p text:style-name="P4">2. The Mixing Window</text:p>
      <text:p text:style-name="P4">3. The Effects Panel</text:p>
      <text:p text:style-name="P2"><text:soft-page-break/><draw:frame draw:style-name="fr1" draw:name="Image1" text:anchor-type="as-char" svg:width="18.124cm" svg:height="12.356cm" draw:z-index="0"><draw:image xlink:href="Pictures/2000000A000069D500004225DBEF32F1.wmf" xlink:type="simple" xlink:show="embed" xlink:actuate="onLoad"/></draw:frame></text:p>
      <text:p text:style-name="P4"/>
      <text:p text:style-name="P4"/>
      <text:p text:style-name="P4">1. The Edit Window. The Edit Window displays the waveforms of the audio files that are currently loaded. These waveforms can be moved to reposition them by clicking and dragging, or split with ctrl + B to create two new regions at the Playhead. The playhead can also be repositioned in time by clicking at the top of the Edit Window. <text:span text:style-name="T7">The “-” buttons allow you to un-load .wav files from their respective audio tracks and the “+” buttons allow you to load your own .wav files to replace them. Always make sure to un-load the old files from the track before loading in new ones.</text:span></text:p>
      <text:p text:style-name="P1"><text:span text:style-name="T3">2. The Mixing Window. The Mixing Window contains </text:span><text:span text:style-name="T4">sixteen</text:span><text:span text:style-name="T3"> sl</text:span><text:span text:style-name="T4">i</text:span><text:span text:style-name="T3">ders and </text:span><text:span text:style-name="T4">sixteen</text:span><text:span text:style-name="T3"> rotaries which affect the level and panning of the corresponding track respectively. There are also </text:span><text:span text:style-name="T4">sixteen</text:span><text:span text:style-name="T3"> yellow buttons, which determine </text:span><text:soft-page-break/><text:span text:style-name="T3">which audio track is being affected by the rotar</text:span><text:span text:style-name="T6">y sliders</text:span><text:span text:style-name="T3"> in the Effects Panel. The channel number currently being affected is displayed in the Effects Panel at the top right.</text:span></text:p>
      <text:p text:style-name="P4">3. The Effects Panel. The Effects Panel applies effects to audio tracks based on the selection made in the Mixing Window as described above. Options available are:</text:p>
      <text:list xml:id="list1107527435684351971" text:style-name="WWNum1">
        <text:list-item>
          <text:p text:style-name="P9">Low Pass</text:p>
        </text:list-item>
        <text:list-item>
          <text:p text:style-name="P9">HighPass</text:p>
        </text:list-item>
        <text:list-item>
          <text:p text:style-name="P9">Low Shelf</text:p>
        </text:list-item>
        <text:list-item>
          <text:p text:style-name="P9">High Shelf</text:p>
        </text:list-item>
        <text:list-item>
          <text:p text:style-name="P9">Middle EQ 1 Gain (notch) – <text:span text:style-name="T8">value above 1 are additive, below 1 are subtractive</text:span></text:p>
        </text:list-item>
        <text:list-item>
          <text:p text:style-name="P9">Middle EQ 1 Frequency</text:p>
        </text:list-item>
        <text:list-item>
          <text:p text:style-name="P9">Middle EQ 2 Gain (notch) – <text:span text:style-name="T8">values above 1 are additive, below 1 are subractive</text:span></text:p>
        </text:list-item>
        <text:list-item>
          <text:p text:style-name="P9">Middle EQ 2 Frequency</text:p>
        </text:list-item>
        <text:list-item>
          <text:p text:style-name="P9">Reverb Level</text:p>
        </text:list-item>
        <text:list-item>
          <text:p text:style-name="P9">Reverb Room Size</text:p>
        </text:list-item>
        <text:list-item>
          <text:p text:style-name="P9">Reverb Damping</text:p>
        </text:list-item>
        <text:list-item>
          <text:p text:style-name="P9"><text:s/>Reverb Width</text:p>
        </text:list-item>
      </text:list>
      <text:p text:style-name="P4">4. Transport Pane. The Transport Pane displays the current position on the timeline, as well as the Play and Stop buttons. Once Play is selected, The track can be Paused by pressing the Play Button again. Once in Pause, the Play Button will once again restart the track, and the Stop Button becomes a Return To Zero Button. Keyboard shortcut can also be used as follows:</text:p>
      <text:list xml:id="list150225627181285" text:continue-numbering="true" text:style-name="WWNum1">
        <text:list-item>
          <text:p text:style-name="P9"><text:soft-page-break/><text:span text:style-name="T7">Ctrl + </text:span>F - Play/Pause</text:p>
        </text:list-item>
        <text:list-item>
          <text:p text:style-name="P9"><text:span text:style-name="T7">Ctrl + </text:span>G – Stop</text:p>
        </text:list-item>
      </text:list>
      <text:p text:style-name="P10">CURRENT KNOWN BUGS, LIMITATIONS AND FEATURES TO BE IMPLEMENTED</text:p>
      <text:list xml:id="list7496071736373522094" text:style-name="L1">
        <text:list-item>
          <text:p text:style-name="P5">Repositioning currently needs all of the audio <text:span text:style-name="T7">regions</text:span> to have been visible on the screen at least once for it to properly work. This is odd as, although there is an onscreen boolean attached to the reposition function, it should be based purely on the X values of the region and the playhead. A work-around for the moment is to just scroll to the bottom of the Edit Window upon first loading, then everything should work fine. <text:span text:style-name="T7">Annoyingly, this also occurs whenever you make an edit with ctrl + B – you will need to scroll across the Edit Window, then pause and start again for all tracks to be heard.</text:span> Needs further investigation.</text:p>
        </text:list-item>
        <text:list-item>
          <text:p text:style-name="P5">Filter rotaries snap to their values when a new channel is selected to effect, reverbs do not. Needs investigation.</text:p>
        </text:list-item>
        <text:list-item>
          <text:p text:style-name="P5">Currently no solo or mute buttons. To be implemented soon.</text:p>
        </text:list-item>
        <text:list-item>
          <text:p text:style-name="P5">Currently no zoom function. To be implemented soon.</text:p>
        </text:list-item>
        <text:list-item>
          <text:p text:style-name="P5">A maximum of ten edits can be made.</text:p>
        </text:list-item>
        <text:list-item>
          <text:p text:style-name="P5">When an edit is made, it is applied to all tracks and not just the selected region. This will be addressed in the next vers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6T15:02:24.845000000</dc:date>
    <meta:editing-duration>PT14M9S</meta:editing-duration>
    <meta:editing-cycles>2</meta:editing-cycles>
    <meta:generator>LibreOffice/4.4.3.2$Windows_x86 LibreOffice_project/88805f81e9fe61362df02b9941de8e38a9b5fd16</meta:generator>
    <meta:document-statistic meta:table-count="0" meta:image-count="1" meta:object-count="0" meta:page-count="4" meta:paragraph-count="35" meta:word-count="630" meta:character-count="3542" meta:non-whitespace-character-count="2961"/>
  </office:meta>
</office:document-meta>
</file>